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office="urn:oasis:names:tc:opendocument:xmlns:office:1.0" xmlns:manifest="urn:oasis:names:tc:opendocument:xmlns:manifest:1.0" xmlns:meta="urn:oasis:names:tc:opendocument:xmlns:meta:1.0" office:version="1.2">
  <office:automatic-styles/>
  <office:body>
    <office:text>
      <text:p>Hello World!</text:p>
    </office:text>
  </office:body>
</office:document-content>
</file>

<file path=styles.xml><?xml version="1.0" encoding="utf-8"?>
<office:document-styles xmlns:text="urn:oasis:names:tc:opendocument:xmlns:text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